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6.1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5.068cm" svg:height="15.008cm" svg:x="22.194cm" svg:y="1.673cm">
            <draw:object draw:notify-on-update-of-ranges="Feuille1.E1:Feuille1.E11 Feuille1.F1:Feuille1.F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0.669cm" svg:y="8.467cm">
            <draw:object draw:notify-on-update-of-ranges="Feuille1.B1:Feuille1.B11 Feuille1.C1:Feuille1.C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3" table:default-cell-style-name="ce1"/>
        <table:table-column table:style-name="co1" table:default-cell-style-name="ce1"/>
        <table:table-row table:style-name="ro1">
          <table:table-cell/>
          <table:table-cell office:value-type="string" calcext:value-type="string">
            <text:p>Autre formation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BTS</text:p>
          </table:table-cell>
          <table:table-cell office:value-type="float" office:value="170953" calcext:value-type="float">
            <text:p>170953</text:p>
          </table:table-cell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BUT</text:p>
          </table:table-cell>
          <table:table-cell office:value-type="float" office:value="58758" calcext:value-type="float">
            <text:p>58758</text:p>
          </table:table-cell>
        </table:table-row>
        <table:table-row table:style-name="ro1">
          <table:table-cell/>
          <table:table-cell office:value-type="string" calcext:value-type="string">
            <text:p>BU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PGE</text:p>
          </table:table-cell>
          <table:table-cell office:value-type="float" office:value="46590" calcext:value-type="float">
            <text:p>46590</text:p>
          </table:table-cell>
        </table:table-row>
        <table:table-row table:style-name="ro1">
          <table:table-cell/>
          <table:table-cell office:value-type="string" calcext:value-type="string">
            <text:p>CPG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utre formation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/>
          <table:table-cell office:value-type="string" calcext:value-type="string">
            <text:p>Ecole d'Ingénieu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FSI</text:p>
          </table:table-cell>
          <table:table-cell office:value-type="float" office:value="28918" calcext:value-type="float">
            <text:p>28918</text:p>
          </table:table-cell>
        </table:table-row>
        <table:table-row table:style-name="ro1">
          <table:table-cell/>
          <table:table-cell office:value-type="string" calcext:value-type="string">
            <text:p>Ecole de Commer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cole d'Ingénieur</text:p>
          </table:table-cell>
          <table:table-cell office:value-type="float" office:value="16568" calcext:value-type="float">
            <text:p>16568</text:p>
          </table:table-cell>
        </table:table-row>
        <table:table-row table:style-name="ro1">
          <table:table-cell/>
          <table:table-cell office:value-type="string" calcext:value-type="string">
            <text:p>EF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ole de Commerce</text:p>
          </table:table-cell>
          <table:table-cell office:value-type="float" office:value="16536" calcext:value-type="float">
            <text:p>16536</text:p>
          </table:table-cell>
        </table:table-row>
        <table:table-row table:style-name="ro1">
          <table:table-cell/>
          <table:table-cell office:value-type="string" calcext:value-type="string">
            <text:p>IFSI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FTS</text:p>
          </table:table-cell>
          <table:table-cell office:value-type="float" office:value="7333" calcext:value-type="float">
            <text:p>7333</text:p>
          </table:table-cell>
        </table:table-row>
        <table:table-row table:style-name="ro1">
          <table:table-cell/>
          <table:table-cell office:value-type="string" calcext:value-type="string">
            <text:p>Licenc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icence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/>
          <table:table-cell office:value-type="string" calcext:value-type="string">
            <text:p>Licence_La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icence_Las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P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S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01:42.323870030</meta:creation-date>
    <dc:date>2024-03-18T13:06:41.367375713</dc:date>
    <meta:editing-duration>PT10M42S</meta:editing-duration>
    <meta:editing-cycles>2</meta:editing-cycles>
    <meta:generator>LibreOffice/7.3.7.2$Linux_X86_64 LibreOffice_project/30$Build-2</meta:generator>
    <meta:document-statistic meta:table-count="1" meta:cell-count="44" meta:object-count="2"/>
  </office:meta>
</office:document-meta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69cm" svg:height="15.009cm" xlink:href=".." xlink:type="simple" chart:class="chart:bar" chart:style-name="ch1">
        <chart:title svg:x="5.702cm" svg:y="0.131cm" chart:style-name="ch2">
          <text:p>Nombre de places dans les formations selectives en 2023 par filière</text:p>
        </chart:title>
        <chart:legend chart:legend-position="end" loext:overlay="true" svg:x="21.187cm" svg:y="7.005cm" style:legend-expansion="custom" svg:width="3.625cm" svg:height="0.996cm" style:legend-expansion-aspect-ratio="3.63955823293173" chart:style-name="ch3"/>
        <chart:plot-area chart:style-name="ch4" table:cell-range-address="Feuille1.E1:Feuille1.F11" chart:data-source-has-labels="both" svg:x="1.013cm" svg:y="0.611cm" svg:width="19.663cm" svg:height="12.447cm">
          <chart:coordinate-region svg:x="2.375cm" svg:y="0.81cm" svg:width="18.301cm" svg:height="9.51cm"/>
          <chart:axis chart:dimension="x" chart:name="primary-x" chart:style-name="ch5" chartooo:axis-type="auto">
            <chartooo:date-scale/>
            <chart:categories table:cell-range-address="Feuille1.E1:Feuille1.E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F1:Feuille1.F11" loext:label-string="nb_places_selectives" chart:class="chart:bar">
            <chart:data-point chart:repeated="11"/>
          </chart:series>
          <chart:series chart:style-name="ch9" chart:values-cell-range-address="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_places_selectives</text:p>
              </table:table-cell>
            </table:table-row>
          </table:table-header-rows>
          <table:table-rows>
            <table:table-row>
              <table:table-cell office:value-type="string">
                <text:p>BTS</text:p>
                <draw:g>
                  <svg:desc>Feuille1.E1:Feuille1.E11</svg:desc>
                </draw:g>
              </table:table-cell>
              <table:table-cell office:value-type="float" office:value="170953">
                <text:p>170953</text:p>
                <draw:g>
                  <svg:desc>Feuille1.F1:Feuille1.F11</svg:desc>
                </draw:g>
              </table:table-cell>
            </table:table-row>
            <table:table-row>
              <table:table-cell office:value-type="string">
                <text:p>BUT</text:p>
              </table:table-cell>
              <table:table-cell office:value-type="float" office:value="58758">
                <text:p>58758</text:p>
              </table:table-cell>
            </table:table-row>
            <table:table-row>
              <table:table-cell office:value-type="string">
                <text:p>CPGE</text:p>
              </table:table-cell>
              <table:table-cell office:value-type="float" office:value="46590">
                <text:p>46590</text:p>
              </table:table-cell>
            </table:table-row>
            <table:table-row>
              <table:table-cell office:value-type="string">
                <text:p>Autre formation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IFSI</text:p>
              </table:table-cell>
              <table:table-cell office:value-type="float" office:value="28918">
                <text:p>28918</text:p>
              </table:table-cell>
            </table:table-row>
            <table:table-row>
              <table:table-cell office:value-type="string">
                <text:p>Ecole d'Ingénieur</text:p>
              </table:table-cell>
              <table:table-cell office:value-type="float" office:value="16568">
                <text:p>16568</text:p>
              </table:table-cell>
            </table:table-row>
            <table:table-row>
              <table:table-cell office:value-type="string">
                <text:p>Ecole de Commerce</text:p>
              </table:table-cell>
              <table:table-cell office:value-type="float" office:value="16536">
                <text:p>16536</text:p>
              </table:table-cell>
            </table:table-row>
            <table:table-row>
              <table:table-cell office:value-type="string">
                <text:p>EFTS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Licence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Licence_Las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P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ddddd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1.99cm" svg:y="0.316cm" chart:style-name="ch2">
          <text:p>Nombre de formations proposées par type de filière en 2023</text:p>
        </chart:title>
        <chart:subtitle svg:x="5.76cm" svg:y="1.275cm" chart:style-name="ch3">
          <text:p>Académie Orléans-Tours</text:p>
        </chart:subtitle>
        <chart:legend chart:legend-position="end" svg:x="12.123cm" svg:y="1.711cm" style:legend-expansion="high" chart:style-name="ch4"/>
        <chart:plot-area chart:style-name="ch5" table:cell-range-address="Feuille1.B1:Feuille1.C11" chart:data-source-has-labels="column" svg:x="0.32cm" svg:y="2.138cm" svg:width="11.483cm" svg:height="6.68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494cm" svg:y="2.138cm" svg:width="11.135cm" svg:height="6.68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Feuille1.B1:Feuille1.B1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Feuille1.C1:Feuille1.C1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Autre formation</text:p>
                <draw:g>
                  <svg:desc>Feuille1.B1:Feuille1.B11</svg:desc>
                </draw:g>
              </table:table-cell>
              <table:table-cell office:value-type="float" office:value="39">
                <text:p>39</text:p>
                <draw:g>
                  <svg:desc>Feuille1.C1:Feuille1.C11</svg:desc>
                </draw:g>
              </table:table-cell>
            </table:table-row>
            <table:table-row>
              <table:table-cell office:value-type="string">
                <text:p>BT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BUT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PG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Ecole d'Ingénieu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cole de Commer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FT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FSI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icence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Licence_Las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AS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